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49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3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4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paragraph-rsid="0009bad8" style:font-style-asian="normal" style:font-weight-asian="bold" style:font-style-complex="normal" style:font-weight-complex="bold"/>
    </style:style>
    <style:style style:name="P5" style:family="paragraph" style:parent-style-name="Text_20_body">
      <loext:graphic-properties draw:fill="none"/>
      <style:paragraph-properties fo:margin-left="-0.9cm" fo:margin-right="-1cm" fo:line-height="100%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6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10pt" style:text-underline-style="none" fo:font-weight="bold" officeooo:rsid="001c5485" officeooo:paragraph-rsid="00194957" style:font-size-asian="10pt" style:font-weight-asian="bold" style:font-size-complex="10pt" style:font-weight-complex="bold"/>
    </style:style>
    <style:style style:name="P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officeooo:paragraph-rsid="0009bad8"/>
    </style:style>
    <style:style style:name="P8" style:family="paragraph" style:parent-style-name="Standard" style:master-page-name="">
      <loext:graphic-properties draw:fill="none"/>
      <style:paragraph-properties fo:margin-left="-0.499cm" fo:margin-right="-1cm" fo:text-indent="0cm" style:auto-text-indent="false" style:page-number="auto" fo:background-color="transparent"/>
      <style:text-properties style:font-name="FreeMono" fo:font-size="10pt" officeooo:paragraph-rsid="0009bad8" style:font-size-asian="10pt" style:font-size-complex="10pt"/>
    </style:style>
    <style:style style:name="P9" style:family="paragraph" style:parent-style-name="Standard">
      <loext:graphic-properties draw:fill="none"/>
      <style:paragraph-properties fo:margin-left="-0.49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0" style:family="paragraph" style:parent-style-name="Text_20_body" style:master-page-name="">
      <loext:graphic-properties draw:fill="none"/>
      <style:paragraph-properties fo:margin-left="-0.499cm" fo:margin-right="-1cm" fo:margin-top="0cm" fo:margin-bottom="0cm" style:contextual-spacing="false" fo:line-height="100%" fo:text-indent="0cm" style:auto-text-indent="false" style:page-number="auto" fo:background-color="transparent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1" style:family="paragraph" style:parent-style-name="Text_20_body">
      <loext:graphic-properties draw:fill="none"/>
      <style:paragraph-properties fo:margin-left="-0.499cm" fo:margin-right="-1cm" fo:margin-top="0cm" fo:margin-bottom="0cm" style:contextual-spacing="false" fo:line-height="100%" fo:text-indent="0cm" style:auto-text-indent="false" fo:background-color="transparent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2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style:text-underline-style="none" fo:font-weight="bold" officeooo:paragraph-rsid="001fcef1" style:font-weight-asian="bold" style:font-weight-complex="bold"/>
    </style:style>
    <style:style style:name="P13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10pt" style:text-underline-style="none" fo:font-weight="bold" officeooo:rsid="001c5485" officeooo:paragraph-rsid="002066b4" style:font-size-asian="10pt" style:font-weight-asian="bold" style:font-size-complex="10pt" style:font-weight-complex="bold"/>
    </style:style>
    <style:style style:name="P14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7pt" style:text-underline-style="none" fo:font-weight="normal" officeooo:rsid="001c5485" officeooo:paragraph-rsid="00194957" style:font-size-asian="7pt" style:font-weight-asian="normal" style:font-size-complex="7pt" style:font-weight-complex="normal"/>
    </style:style>
    <style:style style:name="P15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FreeMono" fo:font-size="10pt" style:text-underline-style="none" fo:font-weight="normal" officeooo:rsid="001c5485" officeooo:paragraph-rsid="00194957" style:font-size-asian="10pt" style:font-weight-asian="normal" style:font-size-complex="10pt" style:font-weight-complex="normal"/>
    </style:style>
    <style:style style:name="P16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FreeMono" fo:font-size="8pt" style:text-underline-style="none" fo:font-weight="normal" officeooo:rsid="001c5485" officeooo:paragraph-rsid="00194957" style:font-size-asian="8pt" style:font-weight-asian="normal" style:font-size-complex="8pt" style:font-weight-complex="normal"/>
    </style:style>
    <style:style style:name="P1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FreeMono" fo:font-size="7pt" style:text-underline-style="none" fo:font-weight="normal" officeooo:rsid="001c5485" officeooo:paragraph-rsid="00194957" style:font-size-asian="7pt" style:font-weight-asian="normal" style:font-size-complex="7pt" style:font-weight-complex="normal"/>
    </style:style>
    <style:style style:name="T1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style:text-underline-style="none" fo:font-weight="bold" officeooo:rsid="001c5485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style:text-underline-style="none" fo:font-weight="bold" officeooo:rsid="001fcef1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5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6" style:family="text">
      <style:text-properties fo:color="#000000" loext:opacity="100%" style:font-name="Liberation Serif" fo:font-style="normal" style:text-underline-style="none" officeooo:rsid="000e81ab" style:font-style-asian="normal" style:font-style-complex="normal"/>
    </style:style>
    <style:style style:name="T7" style:family="text">
      <style:text-properties fo:color="#000000" loext:opacity="100%" style:font-name="Liberation Serif" fo:font-style="normal" style:text-underline-style="none" officeooo:rsid="001c5485" style:font-style-asian="normal" style:font-style-complex="normal"/>
    </style:style>
    <style:style style:name="T8" style:family="text">
      <style:text-properties fo:color="#000000" loext:opacity="100%" style:font-name="Liberation Serif" fo:font-style="normal" style:text-underline-style="none" officeooo:rsid="001fcef1" style:font-style-asian="normal" style:font-style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0e81ab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11eade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1c5485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1fcef1" style:font-size-asian="12pt" style:font-style-asian="normal" style:font-size-complex="12pt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FreeMono" fo:font-style="normal" style:font-style-asian="normal" style:font-style-complex="normal"/>
    </style:style>
    <style:style style:name="T16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9" style:family="text">
      <style:text-properties style:font-name="FreeMono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0" style:family="text">
      <style:text-properties fo:font-size="8pt" fo:font-style="normal" style:font-size-asian="8pt" style:font-style-asian="normal" style:font-size-complex="8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Kushal Kishor Shankhapal</text:p>
      <text:p text:style-name="P3"/>
      <text:p text:style-name="P7"><text:a xlink:type="simple" xlink:href="https://github.com/Kushal-Dev94/SPPU_Lab_Assignments/tree/main/LP3/Group_A_1_Conflation_Algorithm" text:style-name="Internet_20_link" text:visited-style-name="Visited_20_Internet_20_Link"><text:span text:style-name="T1">Group </text:span></text:a><text:span text:style-name="T2">C</text:span><text:a xlink:type="simple" xlink:href="https://github.com/Kushal-Dev94/SPPU_Lab_Assignments/tree/main/LP3/Group_A_1_Conflation_Algorithm" text:style-name="Internet_20_link" text:visited-style-name="Visited_20_Internet_20_Link"><text:span text:style-name="T1">, Assignment </text:span></text:a><text:span text:style-name="T3">8</text:span><text:a xlink:type="simple" xlink:href="https://github.com/Kushal-Dev94/SPPU_Lab_Assignments/tree/main/LP3/Group_A_1_Conflation_Algorithm" text:style-name="Internet_20_link" text:visited-style-name="Visited_20_Internet_20_Link"><text:span text:style-name="T1">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4"><text:s/></text:span></text:a><text:span text:style-name="T5"><text:s/></text:span><text:span text:style-name="T8">L</text:span><text:span text:style-name="T6">ive </text:span><text:span text:style-name="T8">W</text:span><text:span text:style-name="T6">eather </text:span><text:span text:style-name="T8">R</text:span><text:span text:style-name="T6">eport</text:span></text:p>
      <text:p text:style-name="P4">Problem Statement:</text:p>
      <text:p text:style-name="P10">Write a program to find the live weather report (temperature, wind speed, description,</text:p>
      <text:p text:style-name="P11">and weather) of a given city. (Python).</text:p>
      <text:p text:style-name="P5"/>
      <text:p text:style-name="P12"><text:span text:style-name="T13">L</text:span><text:span text:style-name="T10">ive_</text:span><text:span text:style-name="T13">W</text:span><text:span text:style-name="T10">eather_</text:span><text:span text:style-name="T13">R</text:span><text:span text:style-name="T10">eport.</text:span><text:span text:style-name="T13">py</text:span></text:p>
      <text:p text:style-name="P8">import requests</text:p>
      <text:p text:style-name="P1">from bs4 import BeautifulSoup</text:p>
      <text:p text:style-name="P1">import csv</text:p>
      <text:p text:style-name="P1"/>
      <text:p text:style-name="P1">url = "https://webscraper.io/test-sites/e-commerce/allinone/computers/tablets"</text:p>
      <text:p text:style-name="P1">r = requests.get(url)</text:p>
      <text:p text:style-name="P1">soup = BeautifulSoup(r.text, "lxml")</text:p>
      <text:p text:style-name="P1"/>
      <text:p text:style-name="P1">products = soup.find_all("div", class_="thumbnail")</text:p>
      <text:p text:style-name="P1">product_data = []</text:p>
      <text:p text:style-name="P1"/>
      <text:p text:style-name="P1">for product in products:</text:p>
      <text:p text:style-name="P1"><text:s text:c="4"/>name_tag = product.find("a", class_="title")</text:p>
      <text:p text:style-name="P1"><text:s text:c="4"/>product_name = name_tag.text.strip() if name_tag else "N/A"</text:p>
      <text:p text:style-name="P1"><text:s text:c="4"/></text:p>
      <text:p text:style-name="P1"><text:s text:c="4"/>price_tag = product.find("h4", class_="price")</text:p>
      <text:p text:style-name="P1"><text:s text:c="4"/>product_price = price_tag.text.strip() if price_tag else "N/A"</text:p>
      <text:p text:style-name="P1"><text:s text:c="4"/></text:p>
      <text:p text:style-name="P1"><text:s text:c="4"/>ratings_div = product.find("div", class_="ratings")</text:p>
      <text:p text:style-name="P1"><text:s text:c="4"/>if ratings_div:</text:p>
      <text:p text:style-name="P1"><text:s text:c="8"/>star_tags = ratings_div.find_all("span", class_="glyphicon glyphicon-star")</text:p>
      <text:p text:style-name="P1"><text:s text:c="8"/>product_rating = str(len(star_tags)) <text:s/># Number of stars</text:p>
      <text:p text:style-name="P1"><text:s text:c="4"/>else:</text:p>
      <text:p text:style-name="P1"><text:s text:c="8"/>product_rating = "N/A"</text:p>
      <text:p text:style-name="P1"><text:s text:c="4"/></text:p>
      <text:p text:style-name="P1"><text:s text:c="4"/>product_data.append([product_name, product_price, product_rating])</text:p>
      <text:p text:style-name="P1"/>
      <text:p text:style-name="P1">csv_filename = "product_data.csv"</text:p>
      <text:p text:style-name="P1">with open(csv_filename, 'w', newline='', encoding='utf-8') as csvfile:</text:p>
      <text:p text:style-name="P1"><text:s text:c="4"/>csv_writer = csv.writer(csvfile)</text:p>
      <text:p text:style-name="P1"><text:s text:c="4"/>csv_writer.writerow(["Product Name", "Product Price", "Product Rating"])</text:p>
      <text:p text:style-name="P1"><text:s text:c="4"/>csv_writer.writerows(product_data)</text:p>
      <text:p text:style-name="P1"/>
      <text:p text:style-name="P1">print(f"Data successfully scraped and saved to {csv_filename}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text:span text:style-name="T11">O</text:span><text:span text:style-name="T9">utput:</text:span></text:p>
      <text:p text:style-name="P13"><text:span text:style-name="T9"><text:line-break/></text:span><text:span text:style-name="T16">it@IT-SWL-09:~$ python3 main.py</text:span></text:p>
      <text:p text:style-name="P15"><text:span text:style-name="T14">Enter the city name</text:span></text:p>
      <text:p text:style-name="P15"><text:span text:style-name="T14">Nashik</text:span></text:p>
      <text:p text:style-name="P15"><text:span text:style-name="T14">Displaying Weater report for: Nashik</text:span></text:p>
      <text:p text:style-name="P15"><text:span text:style-name="T14">Weather report: Nashik</text:span></text:p>
      <text:p text:style-name="P14"><text:span text:style-name="T14"/></text:p>
      <text:p text:style-name="P14"><text:span text:style-name="T14"><text:s text:c="3"/></text:span><text:span text:style-name="T15"><text:s text:c="2"/></text:span><text:span text:style-name="T18"><text:s/>\ <text:s text:c="2"/>/ <text:s text:c="4"/>Sunny</text:span></text:p>
      <text:p text:style-name="P16"><text:span text:style-name="T14"><text:s text:c="7"/>.-. <text:s text:c="5"/>+26(27) °C <text:s text:c="4"/></text:span></text:p>
      <text:p text:style-name="P16"><text:span text:style-name="T14"><text:s text:c="4"/>― ( <text:s text:c="2"/>) ― <text:s text:c="2"/>↗ 13 km/h <text:s text:c="5"/></text:span></text:p>
      <text:p text:style-name="P16"><text:span text:style-name="T14"><text:s text:c="7"/>`-’ <text:s text:c="5"/>10 km <text:s text:c="9"/></text:span></text:p>
      <text:p text:style-name="P16"><text:span text:style-name="T14"><text:s text:c="6"/>/ <text:s text:c="2"/>\ <text:s text:c="4"/>0.0 mm <text:s text:c="8"/></text:span></text:p>
      <text:p text:style-name="P17"><text:span text:style-name="T20"><text:s text:c="36"/></text:span><text:span text:style-name="T14"><text:s text:c="19"/>┌─────────────┐ <text:s text:c="54"/></text:span></text:p>
      <text:p text:style-name="P17"><text:span text:style-name="T14">┌──────────────────────────────┬───────────────────────┤ <text:s/>Mon 06 Oct ├───────────────────────┬──────────────────────────────┐</text:span></text:p>
      <text:p text:style-name="P17"><text:span text:style-name="T14">│ <text:s text:c="11"/>Morning <text:s text:c="10"/>│ <text:s text:c="12"/>Noon <text:s text:c="5"/>└──────┬──────┘ <text:s text:c="4"/>Evening <text:s text:c="10"/>│ <text:s text:c="12"/>Night <text:s text:c="11"/>│</text:span></text:p>
      <text:p text:style-name="P17"><text:span text:style-name="T14">├──────────────────────────────┼──────────────────────────────┼──────────────────────────────┼──────────────────────────────┤</text:span></text:p>
      <text:p text:style-name="P17"><text:span text:style-name="T14">│ <text:s text:c="4"/>\ <text:s text:c="2"/>/ <text:s text:c="4"/>Sunny <text:s text:c="9"/>│ <text:s text:c="4"/>\ <text:s text:c="2"/>/ <text:s text:c="4"/>Sunny <text:s text:c="9"/>│ <text:s text:c="4"/>\ <text:s text:c="2"/>/ <text:s text:c="4"/>Clear <text:s text:c="9"/>│ <text:s text:c="4"/>\ <text:s text:c="2"/>/ <text:s text:c="4"/>Clear <text:s text:c="9"/>│</text:span></text:p>
      <text:p text:style-name="P17"><text:span text:style-name="T14">│ <text:s text:c="5"/>.-. <text:s text:c="5"/>+25(26) °C <text:s text:c="4"/>│ <text:s text:c="5"/>.-. <text:s text:c="5"/>+28(29) °C <text:s text:c="4"/>│ <text:s text:c="5"/>.-. <text:s text:c="5"/>+24(26) °C <text:s text:c="4"/>│ <text:s text:c="5"/>.-. <text:s text:c="5"/>+22(25) °C <text:s text:c="4"/>│</text:span></text:p>
      <text:p text:style-name="P17"><text:span text:style-name="T14">│ <text:s text:c="2"/>― ( <text:s text:c="2"/>) ― <text:s text:c="2"/>→ 13-15 km/h <text:s text:c="2"/>│ <text:s text:c="2"/>― ( <text:s text:c="2"/>) ― <text:s text:c="2"/>↗ 17-20 km/h <text:s text:c="2"/>│ <text:s text:c="2"/>― ( <text:s text:c="2"/>) ― <text:s text:c="2"/>→ 20-30 km/h <text:s text:c="2"/>│ <text:s text:c="2"/>― ( <text:s text:c="2"/>) ― <text:s text:c="2"/>→ 18-27 km/h <text:s text:c="2"/>│</text:span></text:p>
      <text:p text:style-name="P17"><text:span text:style-name="T14">│ <text:s text:c="5"/>`-’ <text:s text:c="5"/>10 km <text:s text:c="9"/>│ <text:s text:c="5"/>`-’ <text:s text:c="5"/>10 km <text:s text:c="9"/>│ <text:s text:c="5"/>`-’ <text:s text:c="5"/>10 km <text:s text:c="9"/>│ <text:s text:c="5"/>`-’ <text:s text:c="5"/>10 km <text:s text:c="9"/>│</text:span></text:p>
      <text:p text:style-name="P17"><text:span text:style-name="T14">│ <text:s text:c="4"/>/ <text:s text:c="2"/>\ <text:s text:c="4"/>0.0 mm | 0% <text:s text:c="3"/>│ <text:s text:c="4"/>/ <text:s text:c="2"/>\ <text:s text:c="4"/>0.0 mm | 0% <text:s text:c="3"/>│ <text:s text:c="4"/>/ <text:s text:c="2"/>\ <text:s text:c="4"/>0.0 mm | 0% <text:s text:c="3"/>│ <text:s text:c="4"/>/ <text:s text:c="2"/>\ <text:s text:c="4"/>0.0 mm | 0% <text:s text:c="3"/>│</text:span></text:p>
      <text:p text:style-name="P17"><text:span text:style-name="T14">└──────────────────────────────┴──────────────────────────────┴──────────────────────────────┴──────────────────────────────┘</text:span></text:p>
      <text:p text:style-name="P17"><text:span text:style-name="T14"><text:s text:c="55"/>┌─────────────┐ <text:s text:c="54"/></text:span></text:p>
      <text:p text:style-name="P17"><text:span text:style-name="T14">┌──────────────────────────────┬───────────────────────┤ <text:s/>Tue 07 Oct ├───────────────────────┬──────────────────────────────┐</text:span></text:p>
      <text:p text:style-name="P17"><text:span text:style-name="T14">│ <text:s text:c="11"/>Morning <text:s text:c="10"/>│ <text:s text:c="12"/>Noon <text:s text:c="5"/>└──────┬──────┘ <text:s text:c="4"/>Evening <text:s text:c="10"/>│ <text:s text:c="12"/>Night <text:s text:c="11"/>│</text:span></text:p>
      <text:p text:style-name="P17"><text:span text:style-name="T14">├──────────────────────────────┼──────────────────────────────┼──────────────────────────────┼──────────────────────────────┤</text:span></text:p>
      <text:p text:style-name="P17"><text:span text:style-name="T14">│ <text:s text:c="4"/>\ <text:s text:c="2"/>/ <text:s text:c="4"/>Sunny <text:s text:c="9"/>│ <text:s/>_`/"".-. <text:s text:c="4"/>Patchy rain ne…│ <text:s/>_`/"".-. <text:s text:c="4"/>Patchy rain ne…│ <text:s/>_`/"".-. <text:s text:c="4"/>Patchy rain ne…│</text:span></text:p>
      <text:p text:style-name="P17"><text:span text:style-name="T14">│ <text:s text:c="5"/>.-. <text:s text:c="5"/>+24(26) °C <text:s text:c="4"/>│ <text:s text:c="2"/>,\_( <text:s text:c="2"/>). <text:s text:c="2"/>+28(29) °C <text:s text:c="4"/>│ <text:s text:c="2"/>,\_( <text:s text:c="2"/>). <text:s text:c="2"/>+24(26) °C <text:s text:c="4"/>│ <text:s text:c="2"/>,\_( <text:s text:c="2"/>). <text:s text:c="2"/>+23(25) °C <text:s text:c="4"/>│</text:span></text:p>
      <text:p text:style-name="P17"><text:span text:style-name="T14">│ <text:s text:c="2"/>― ( <text:s text:c="2"/>) ― <text:s text:c="2"/>→ 15-17 km/h <text:s text:c="2"/>│ <text:s text:c="3"/>/(___(__) <text:s/>→ 16-18 km/h <text:s text:c="2"/>│ <text:s text:c="3"/>/(___(__) <text:s/>→ 12-19 km/h <text:s text:c="2"/>│ <text:s text:c="3"/>/(___(__) <text:s/>→ 10-16 km/h <text:s text:c="2"/>│</text:span></text:p>
      <text:p text:style-name="P17"><text:span text:style-name="T14">│ <text:s text:c="5"/>`-’ <text:s text:c="5"/>10 km <text:s text:c="9"/>│ <text:s text:c="5"/>‘ ‘ ‘ ‘ <text:s/>10 km <text:s text:c="9"/>│ <text:s text:c="5"/>‘ ‘ ‘ ‘ <text:s/>9 km <text:s text:c="10"/>│ <text:s text:c="5"/>‘ ‘ ‘ ‘ <text:s/>10 km <text:s text:c="9"/>│</text:span></text:p>
      <text:p text:style-name="P17"><text:span text:style-name="T14">│ <text:s text:c="4"/>/ <text:s text:c="2"/>\ <text:s text:c="4"/>0.0 mm | 0% <text:s text:c="3"/>│ <text:s text:c="4"/>‘ ‘ ‘ ‘ <text:s text:c="2"/>0.1 mm | 100% <text:s/>│ <text:s text:c="4"/>‘ ‘ ‘ ‘ <text:s text:c="2"/>1.0 mm | 100% <text:s/>│ <text:s text:c="4"/>‘ ‘ ‘ ‘ <text:s text:c="2"/>0.1 mm | 100% <text:s/>│</text:span></text:p>
      <text:p text:style-name="P17"><text:span text:style-name="T14">└──────────────────────────────┴──────────────────────────────┴──────────────────────────────┴──────────────────────────────┘</text:span></text:p>
      <text:p text:style-name="P17"><text:span text:style-name="T14"><text:s text:c="55"/>┌─────────────┐ <text:s text:c="54"/></text:span></text:p>
      <text:p text:style-name="P17"><text:span text:style-name="T14">┌──────────────────────────────┬───────────────────────┤ <text:s/>Wed 08 Oct ├───────────────────────┬──────────────────────────────┐</text:span></text:p>
      <text:p text:style-name="P17"><text:span text:style-name="T14">│ <text:s text:c="11"/>Morning <text:s text:c="10"/>│ <text:s text:c="12"/>Noon <text:s text:c="5"/>└──────┬──────┘ <text:s text:c="4"/>Evening <text:s text:c="10"/>│ <text:s text:c="12"/>Night <text:s text:c="11"/>│</text:span></text:p>
      <text:p text:style-name="P17"><text:span text:style-name="T14">├──────────────────────────────┼──────────────────────────────┼──────────────────────────────┼──────────────────────────────┤</text:span></text:p>
      <text:p text:style-name="P17"><text:span text:style-name="T14">│ <text:s text:c="4"/>\ <text:s text:c="2"/>/ <text:s text:c="4"/>Sunny <text:s text:c="9"/>│ <text:s/>_`/"".-. <text:s text:c="4"/>Patchy rain ne…│ <text:s/>_`/"".-. <text:s text:c="4"/>Patchy rain ne…│ <text:s/>_`/"".-. <text:s text:c="4"/>Patchy rain ne…│</text:span></text:p>
      <text:p text:style-name="P17"><text:span text:style-name="T14">│ <text:s text:c="5"/>.-. <text:s text:c="5"/>+24(26) °C <text:s text:c="4"/>│ <text:s text:c="2"/>,\_( <text:s text:c="2"/>). <text:s text:c="2"/>+27(29) °C <text:s text:c="4"/>│ <text:s text:c="2"/>,\_( <text:s text:c="2"/>). <text:s text:c="2"/>+25(27) °C <text:s text:c="4"/>│ <text:s text:c="2"/>,\_( <text:s text:c="2"/>). <text:s text:c="2"/>+23(25) °C <text:s text:c="4"/>│</text:span></text:p>
      <text:p text:style-name="P17"><text:span text:style-name="T14">│ <text:s text:c="2"/>― ( <text:s text:c="2"/>) ― <text:s text:c="2"/>↓ 7-8 km/h <text:s text:c="4"/>│ <text:s text:c="3"/>/(___(__) <text:s/>↙ 4-5 km/h <text:s text:c="4"/>│ <text:s text:c="3"/>/(___(__) <text:s/>↘ 13-22 km/h <text:s text:c="2"/>│ <text:s text:c="3"/>/(___(__) <text:s/>↘ 12-20 km/h <text:s text:c="2"/>│</text:span></text:p>
      <text:p text:style-name="P17"><text:span text:style-name="T14">│ <text:s text:c="5"/>`-’ <text:s text:c="5"/>10 km <text:s text:c="9"/>│ <text:s text:c="5"/>‘ ‘ ‘ ‘ <text:s/>10 km <text:s text:c="9"/>│ <text:s text:c="5"/>‘ ‘ ‘ ‘ <text:s/>9 km <text:s text:c="10"/>│ <text:s text:c="5"/>‘ ‘ ‘ ‘ <text:s/>10 km <text:s text:c="9"/>│</text:span></text:p>
      <text:p text:style-name="P17"><text:span text:style-name="T14">│ <text:s text:c="4"/>/ <text:s text:c="2"/>\ <text:s text:c="4"/>0.0 mm | 0% <text:s text:c="3"/>│ <text:s text:c="4"/>‘ ‘ ‘ ‘ <text:s text:c="2"/>0.0 mm | 63% <text:s text:c="2"/>│ <text:s text:c="4"/>‘ ‘ ‘ ‘ <text:s text:c="2"/>0.2 mm | 100% <text:s/>│ <text:s text:c="4"/>‘ ‘ ‘ ‘ <text:s text:c="2"/>0.1 mm | 100% <text:s/>│</text:span></text:p>
      <text:p text:style-name="P17"><text:span text:style-name="T14">└──────────────────────────────┴──────────────────────────────┴──────────────────────────────┴──────────────────────────────┘</text:span></text:p>
      <text:p text:style-name="P15"><text:span text:style-name="T14">Location: Nashik, Maharashtra, India [20.216667,74.083333]</text:span></text:p>
      <text:p text:style-name="P15"><text:span text:style-name="T14"/></text:p>
      <text:p text:style-name="P15"><text:span text:style-name="T14">Follow @igor_chubin for wttr.in updates</text:span></text:p>
      <text:p text:style-name="P6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5cm" fo:margin-bottom="0.586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21:44.661720029</meta:creation-date>
    <dc:date>2025-10-06T11:36:43.326029602</dc:date>
    <meta:editing-duration>PT35M4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78" meta:word-count="592" meta:character-count="5518" meta:non-whitespace-character-count="3570"/>
  </office:meta>
</office:document-meta>
</file>